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custom-shape svg:x="6.66667in" svg:y="0.68982in" svg:width="6.25926in" svg:height="0.78704in" draw:id="id63" draw:style-name="a389" draw:name="Rectangle 3">
          <svg:title/>
          <svg:desc/>
          <text:p text:style-name="a388" text:class-names="" text:cond-style-name=""><text:span text:style-name="a381" text:class-names="">General</text:span><text:span text:style-name="a382" text:class-names=""><text:s text:c="1"/></text:span><text:span text:style-name="a383" text:class-names="">User</text:span><text:span text:style-name="a384" text:class-names=""><text:s text:c="1"/></text:span><text:span text:style-name="a385" text:class-names="">Dashboar</text:span><text:span text:style-name="a386" text:class-names="">d</text:span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3889in" svg:y="0.16667in" svg:width="6.25926in" svg:height="7.17593in" draw:id="id64" draw:style-name="a472" draw:name="Rectangle 4">
          <svg:title/>
          <svg:desc/>
          <text:p text:style-name="a391" text:class-names="" text:cond-style-name=""><text:span text:style-name="a390" text:class-names="">List of the last 10 jobs</text:span></text:p>
          <text:p text:style-name="a393" text:class-names="" text:cond-style-name=""><text:span text:style-name="a392" text:class-names="">Appointments</text:span></text:p>
          <text:p text:style-name="a395" text:class-names="" text:cond-style-name=""><text:span text:style-name="a394" text:class-names="">Calendar</text:span></text:p>
          <text:p text:style-name="a402" text:class-names="" text:cond-style-name=""><text:span text:style-name="a396" text:class-names="">Navbar/</text:span><text:span text:style-name="a397" text:class-names=""><text:s text:c="1"/></text:span><text:span text:style-name="a398" text:class-names="">profile</text:span><text:span text:style-name="a399" text:class-names=""><text:s text:c="1"/></text:span><text:span text:style-name="a400" text:class-names="">etc</text:span><text:span text:style-name="a401" text:class-names=""/></text:p>
          <text:p text:style-name="a404" text:class-names="" text:cond-style-name=""><text:span text:style-name="a403" text:class-names="">Time</text:span></text:p>
          <text:p text:style-name="a411" text:class-names="" text:cond-style-name=""><text:span text:style-name="a405" text:class-names="">Welcome</text:span><text:span text:style-name="a406" text:class-names=""><text:s text:c="1"/></text:span><text:span text:style-name="a407" text:class-names="">message</text:span><text:span text:style-name="a408" text:class-names=""><text:s text:c="1"/></text:span><text:span text:style-name="a409" text:class-names="">!!!</text:span><text:span text:style-name="a410" text:class-names=""/></text:p>
          <text:p text:style-name="a419" text:class-names="" text:cond-style-name=""><text:span text:style-name="a412" text:class-names="">Links</text:span><text:span text:style-name="a413" text:class-names=""><text:s text:c="1"/></text:span><text:span text:style-name="a414" text:class-names="">(Short</text:span><text:span text:style-name="a415" text:class-names=""><text:s text:c="1"/></text:span><text:span text:style-name="a416" text:class-names="">cut</text:span><text:span text:style-name="a417" text:class-names=""><text:s text:c="1"/></text:span><text:span text:style-name="a418" text:class-names="">Panels)</text:span></text:p>
          <text:p text:style-name="a423" text:class-names="" text:cond-style-name=""><text:span text:style-name="a420" text:class-names="">Top</text:span><text:span text:style-name="a421" text:class-names=""><text:s text:c="1"/></text:span><text:span text:style-name="a422" text:class-names="">clients</text:span></text:p>
          <text:p text:style-name="a426" text:class-names="" text:cond-style-name=""><text:span text:style-name="a424" text:class-names="">workers/staff</text:span><text:span text:style-name="a425" text:class-names=""/></text:p>
          <text:p text:style-name="a428" text:class-names="" text:cond-style-name=""><text:span text:style-name="a427" text:class-names="">No of live shifts</text:span></text:p>
          <text:p text:style-name="a430" text:class-names="" text:cond-style-name=""><text:span text:style-name="a429" text:class-names="">No Booked shifts<text:s text:c="1"/></text:span></text:p>
          <text:p text:style-name="a436" text:class-names="" text:cond-style-name=""><text:span text:style-name="a431" text:class-names="">No</text:span><text:span text:style-name="a432" text:class-names=""><text:s text:c="1"/></text:span><text:span text:style-name="a433" text:class-names="">of</text:span><text:span text:style-name="a434" text:class-names=""><text:s text:c="1"/></text:span><text:span text:style-name="a435" text:class-names="">Unpublished shifts</text:span></text:p>
          <text:p text:style-name="a438" text:class-names="" text:cond-style-name=""><text:span text:style-name="a437" text:class-names=""/></text:p>
          <text:p text:style-name="a440" text:class-names="" text:cond-style-name=""><text:span text:style-name="a439" text:class-names="">Reports</text:span></text:p>
          <text:list text:style-name="a443">
            <text:list-item>
              <text:p text:style-name="a442" text:class-names="" text:cond-style-name=""><text:span text:style-name="a441" text:class-names="">finance</text:span></text:p>
            </text:list-item>
          </text:list>
          <text:list text:style-name="a446">
            <text:list-item>
              <text:p text:style-name="a445" text:class-names="" text:cond-style-name=""><text:span text:style-name="a444" text:class-names="">Client retention</text:span></text:p>
            </text:list-item>
          </text:list>
          <text:list text:style-name="a449">
            <text:list-item>
              <text:p text:style-name="a448" text:class-names="" text:cond-style-name=""><text:span text:style-name="a447" text:class-names="">Payroll /TIMESHEETS and billing API</text:span></text:p>
            </text:list-item>
          </text:list>
          <text:list text:style-name="a452">
            <text:list-item>
              <text:p text:style-name="a451" text:class-names="" text:cond-style-name=""><text:span text:style-name="a450" text:class-names="">Reports ;</text:span></text:p>
            </text:list-item>
          </text:list>
          <text:list text:style-name="a455">
            <text:list-item>
              <text:p text:style-name="a454" text:class-names="" text:cond-style-name=""><text:span text:style-name="a453" text:class-names="">finance, total invoices</text:span></text:p>
            </text:list-item>
          </text:list>
          <text:list text:style-name="a458">
            <text:list-item>
              <text:p text:style-name="a457" text:class-names="" text:cond-style-name=""><text:span text:style-name="a456" text:class-names="">total clients: retention, AGR, total logged hours,<text:s text:c="1"/></text:span></text:p>
            </text:list-item>
          </text:list>
          <text:list text:style-name="a462">
            <text:list-item>
              <text:p text:style-name="a461" text:class-names="" text:cond-style-name=""><text:span text:style-name="a459" text:class-names="">employees, retention, AGR, cancellations/no<text:s text:c="1"/></text:span><text:span text:style-name="a460" text:class-names=""/></text:p>
            </text:list-item>
          </text:list>
          <text:list text:style-name="a465">
            <text:list-item>
              <text:p text:style-name="a464" text:class-names="" text:cond-style-name=""><text:span text:style-name="a463" text:class-names=""/></text:p>
            </text:list-item>
          </text:list>
          <text:p text:style-name="a467" text:class-names="" text:cond-style-name=""><text:span text:style-name="a466" text:class-names=""/></text:p>
          <text:p text:style-name="a469" text:class-names="" text:cond-style-name=""><text:span text:style-name="a468" text:class-names=""><text:tab/></text:span></text:p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73" draw:master-page-name="Master1-Layout7-blank-Blank" presentation:presentation-page-layout-name="Master1-PPL7" draw:id="Slide-257">
        <draw:custom-shape svg:x="0.13889in" svg:y="0.15741in" svg:width="6.25926in" svg:height="0.60185in" draw:id="id65" draw:style-name="a481" draw:name="Rectangle 1">
          <svg:title/>
          <svg:desc/>
          <text:p text:style-name="a480" text:class-names="" text:cond-style-name=""><text:span text:style-name="a474" text:class-names="">Head</text:span><text:span text:style-name="a475" text:class-names=""><text:s text:c="1"/></text:span><text:span text:style-name="a476" text:class-names="">Manager</text:span><text:span text:style-name="a477" text:class-names=""><text:s text:c="1"/></text:span><text:span text:style-name="a478" text:class-names="">Dashboard</text:span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8333in" svg:y="0.32407in" svg:width="6.25926in" svg:height="6.71296in" draw:id="id66" draw:style-name="a560" draw:name="Rectangle 2">
          <svg:title/>
          <svg:desc/>
          <text:p text:style-name="a483" text:class-names="" text:cond-style-name=""><text:span text:style-name="a482" text:class-names="">List of the last 10 jobs</text:span></text:p>
          <text:p text:style-name="a485" text:class-names="" text:cond-style-name=""><text:span text:style-name="a484" text:class-names="">Appointments</text:span></text:p>
          <text:p text:style-name="a487" text:class-names="" text:cond-style-name=""><text:span text:style-name="a486" text:class-names="">Calendar</text:span></text:p>
          <text:p text:style-name="a494" text:class-names="" text:cond-style-name=""><text:span text:style-name="a488" text:class-names="">Navbar/</text:span><text:span text:style-name="a489" text:class-names=""><text:s text:c="1"/></text:span><text:span text:style-name="a490" text:class-names="">profile</text:span><text:span text:style-name="a491" text:class-names=""><text:s text:c="1"/></text:span><text:span text:style-name="a492" text:class-names="">etc</text:span><text:span text:style-name="a493" text:class-names=""/></text:p>
          <text:p text:style-name="a496" text:class-names="" text:cond-style-name=""><text:span text:style-name="a495" text:class-names="">Time</text:span></text:p>
          <text:p text:style-name="a503" text:class-names="" text:cond-style-name=""><text:span text:style-name="a497" text:class-names="">Welcome</text:span><text:span text:style-name="a498" text:class-names=""><text:s text:c="1"/></text:span><text:span text:style-name="a499" text:class-names="">message</text:span><text:span text:style-name="a500" text:class-names=""><text:s text:c="1"/></text:span><text:span text:style-name="a501" text:class-names="">!!!</text:span><text:span text:style-name="a502" text:class-names=""/></text:p>
          <text:p text:style-name="a511" text:class-names="" text:cond-style-name=""><text:span text:style-name="a504" text:class-names="">Links</text:span><text:span text:style-name="a505" text:class-names=""><text:s text:c="1"/></text:span><text:span text:style-name="a506" text:class-names="">(Short</text:span><text:span text:style-name="a507" text:class-names=""><text:s text:c="1"/></text:span><text:span text:style-name="a508" text:class-names="">cut</text:span><text:span text:style-name="a509" text:class-names=""><text:s text:c="1"/></text:span><text:span text:style-name="a510" text:class-names="">Panels)</text:span></text:p>
          <text:p text:style-name="a515" text:class-names="" text:cond-style-name=""><text:span text:style-name="a512" text:class-names="">Top</text:span><text:span text:style-name="a513" text:class-names=""><text:s text:c="1"/></text:span><text:span text:style-name="a514" text:class-names="">clients</text:span></text:p>
          <text:p text:style-name="a519" text:class-names="" text:cond-style-name=""><text:span text:style-name="a516" text:class-names="">W</text:span><text:span text:style-name="a517" text:class-names="">orkers/staff</text:span><text:span text:style-name="a518" text:class-names=""/></text:p>
          <text:p text:style-name="a521" text:class-names="" text:cond-style-name=""><text:span text:style-name="a520" text:class-names="">No of live shifts</text:span></text:p>
          <text:p text:style-name="a523" text:class-names="" text:cond-style-name=""><text:span text:style-name="a522" text:class-names="">No Booked shifts<text:s text:c="1"/></text:span></text:p>
          <text:p text:style-name="a529" text:class-names="" text:cond-style-name=""><text:span text:style-name="a524" text:class-names="">No</text:span><text:span text:style-name="a525" text:class-names=""><text:s text:c="1"/></text:span><text:span text:style-name="a526" text:class-names="">of</text:span><text:span text:style-name="a527" text:class-names=""><text:s text:c="1"/></text:span><text:span text:style-name="a528" text:class-names="">Unpublished shifts</text:span></text:p>
          <text:p text:style-name="a531" text:class-names="" text:cond-style-name=""><text:span text:style-name="a530" text:class-names=""/></text:p>
          <text:p text:style-name="a535" text:class-names="" text:cond-style-name=""><text:span text:style-name="a532" text:class-names="">&lt;!-</text:span><text:span text:style-name="a533" text:class-names=""></text:span><text:span text:style-name="a534" text:class-names=""/></text:p>
          <text:p text:style-name="a537" text:class-names="" text:cond-style-name=""><text:span text:style-name="a536" text:class-names=""/></text:p>
          <text:p text:style-name="a539" text:class-names="" text:cond-style-name=""><text:span text:style-name="a538" text:class-names="">Number of Employees</text:span></text:p>
          <text:p text:style-name="a545" text:class-names="" text:cond-style-name=""><text:span text:style-name="a540" text:class-names="">Number</text:span><text:span text:style-name="a541" text:class-names=""><text:s text:c="1"/></text:span><text:span text:style-name="a542" text:class-names="">of</text:span><text:span text:style-name="a543" text:class-names=""><text:s text:c="1"/></text:span><text:span text:style-name="a544" text:class-names="">illnesses</text:span></text:p>
          <text:p text:style-name="a547" text:class-names="" text:cond-style-name=""><text:span text:style-name="a546" text:class-names="">Staff Roster / Shift Allocation</text:span></text:p>
          <text:p text:style-name="a552" text:class-names="" text:cond-style-name=""><text:span text:style-name="a548" text:class-names="">Total</text:span><text:span text:style-name="a549" text:class-names=""><text:s text:c="1"/></text:span><text:span text:style-name="a550" text:class-names="">Clients</text:span><text:span text:style-name="a551" text:class-names=""/></text:p>
          <text:p text:style-name="a555" text:class-names="" text:cond-style-name=""><text:span text:style-name="a553" text:class-names="">Total staff</text:span><text:span text:style-name="a554" text:class-names=""/></text:p>
          <text:p text:style-name="a557" text:class-names="" text:cond-style-name=""><text:span text:style-name="a556" text:class-names=""/></text:p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561" draw:master-page-name="Master1-Layout7-blank-Blank" presentation:presentation-page-layout-name="Master1-PPL7" draw:id="Slide-258">
        <draw:frame draw:id="id67" draw:style-name="a577" draw:name="TextBox 3" svg:x="0.85185in" svg:y="0.40026in" svg:width="3.64815in" svg:height="1.3127in">
          <draw:text-box>
            <text:p text:style-name="a563" text:class-names="" text:cond-style-name=""><text:span text:style-name="a562" text:class-names="">Clients Main</text:span></text:p>
            <text:p text:style-name="a571" text:class-names="" text:cond-style-name=""><text:span text:style-name="a564" text:class-names="">Add</text:span><text:span text:style-name="a565" text:class-names=""><text:s text:c="1"/></text:span><text:span text:style-name="a566" text:class-names="">a</text:span><text:span text:style-name="a567" text:class-names=""><text:s text:c="1"/></text:span><text:span text:style-name="a568" text:class-names="">new</text:span><text:span text:style-name="a569" text:class-names=""><text:s text:c="1"/></text:span><text:span text:style-name="a570" text:class-names="">client</text:span></text:p>
            <text:p text:style-name="a574" text:class-names="" text:cond-style-name=""><text:span text:style-name="a572" text:class-names="">Manage</text:span><text:span text:style-name="a573" text:class-names="">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  <draw:custom-shape svg:x="0.85185in" svg:y="2.13889in" svg:width="2.16667in" svg:height="0.53704in" draw:id="id68" draw:style-name="a581" draw:name="Rectangle 4">
          <svg:title/>
          <svg:desc/>
          <text:p text:style-name="a580" text:class-names="" text:cond-style-name=""><text:span text:style-name="a578" text:class-names="">Client ID</text:span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852in" svg:y="2.13889in" svg:width="2.16667in" svg:height="0.53704in" draw:id="id69" draw:style-name="a585" draw:name="Rectangle 5">
          <svg:title/>
          <svg:desc/>
          <text:p text:style-name="a584" text:class-names="" text:cond-style-name=""><text:span text:style-name="a582" text:class-names="">Name</text:span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8518in" svg:y="2.13889in" svg:width="2.16667in" svg:height="0.53704in" draw:id="id70" draw:style-name="a589" draw:name="Rectangle 6">
          <svg:title/>
          <svg:desc/>
          <text:p text:style-name="a588" text:class-names="" text:cond-style-name=""><text:span text:style-name="a586" text:class-names="">Contact</text:span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1852in" svg:y="2.13889in" svg:width="4.09259in" svg:height="0.53704in" draw:id="id71" draw:style-name="a593" draw:name="Rectangle 7">
          <svg:title/>
          <svg:desc/>
          <text:p text:style-name="a592" text:class-names="" text:cond-style-name=""><text:span text:style-name="a590" text:class-names="">Actions</text:span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5185in" svg:y="2.67593in" svg:width="2.16667in" svg:height="0.53704in" draw:id="id72" draw:style-name="a597" draw:name="Rectangle 8">
          <svg:title/>
          <svg:desc/>
          <text:p text:style-name="a596" text:class-names="" text:cond-style-name=""><text:span text:style-name="a594" text:class-names="">Cl123</text:span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852in" svg:y="2.67592in" svg:width="2.16667in" svg:height="0.53704in" draw:id="id73" draw:style-name="a601" draw:name="Rectangle 9">
          <svg:title/>
          <svg:desc/>
          <text:p text:style-name="a600" text:class-names="" text:cond-style-name=""><text:span text:style-name="a598" text:class-names="">Lucas Love</text:span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8518in" svg:y="2.67592in" svg:width="2.16667in" svg:height="0.53704in" draw:id="id74" draw:style-name="a605" draw:name="Rectangle 10">
          <svg:title/>
          <svg:desc/>
          <text:p text:style-name="a604" text:class-names="" text:cond-style-name=""><text:span text:style-name="a602" text:class-names="">Nigel</text:span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1852in" svg:y="2.67592in" svg:width="4.09259in" svg:height="0.53704in" draw:id="id75" draw:style-name="a608" draw:name="Rectangle 11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2963in" svg:y="2.73611in" svg:width="1.14815in" svg:height="0.41667in" draw:id="id76" draw:style-name="a612" draw:name="Rectangle 12">
          <svg:title/>
          <svg:desc/>
          <text:p text:style-name="a611" text:class-names="" text:cond-style-name=""><text:span text:style-name="a609" text:class-names="">Update</text:span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3333in" svg:y="2.73611in" svg:width="1.14815in" svg:height="0.41667in" draw:id="id77" draw:style-name="a616" draw:name="Rectangle 13">
          <svg:title/>
          <svg:desc/>
          <text:p text:style-name="a615" text:class-names="" text:cond-style-name=""><text:span text:style-name="a613" text:class-names="">Delete</text:span><text:span text:style-name="a6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03704in" svg:y="2.73611in" svg:width="1.14815in" svg:height="0.41667in" draw:id="id78" draw:style-name="a620" draw:name="Rectangle 14">
          <svg:title/>
          <svg:desc/>
          <text:p text:style-name="a619" text:class-names="" text:cond-style-name=""><text:span text:style-name="a617" text:class-names="">Location</text:span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83102in" svg:y="4.36125in" svg:width="2.16667in" svg:height="0.53704in" draw:id="id79" draw:style-name="a624" draw:name="Rectangle 16">
          <svg:title/>
          <svg:desc/>
          <text:p text:style-name="a623" text:class-names="" text:cond-style-name=""><text:span text:style-name="a621" text:class-names="">Client ID</text:span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565in" svg:y="4.36125in" svg:width="2.16667in" svg:height="0.53704in" draw:id="id80" draw:style-name="a628" draw:name="Rectangle 17">
          <svg:title/>
          <svg:desc/>
          <text:p text:style-name="a627" text:class-names="" text:cond-style-name=""><text:span text:style-name="a625" text:class-names="">Location</text:span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232in" svg:y="4.36125in" svg:width="2.16667in" svg:height="0.53704in" draw:id="id81" draw:style-name="a632" draw:name="Rectangle 18">
          <svg:title/>
          <svg:desc/>
          <text:p text:style-name="a631" text:class-names="" text:cond-style-name=""><text:span text:style-name="a629" text:class-names="">Address</text:span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83102in" svg:y="4.89829in" svg:width="2.16667in" svg:height="0.53704in" draw:id="id82" draw:style-name="a636" draw:name="Rectangle 20">
          <svg:title/>
          <svg:desc/>
          <text:p text:style-name="a635" text:class-names="" text:cond-style-name=""><text:span text:style-name="a633" text:class-names="">Cl123</text:span><text:span text:style-name="a6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565in" svg:y="4.89828in" svg:width="2.16667in" svg:height="0.53704in" draw:id="id83" draw:style-name="a640" draw:name="Rectangle 21">
          <svg:title/>
          <svg:desc/>
          <text:p text:style-name="a639" text:class-names="" text:cond-style-name=""><text:span text:style-name="a637" text:class-names="">Hospital</text:span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232in" svg:y="4.89828in" svg:width="2.16667in" svg:height="0.53704in" draw:id="id84" draw:style-name="a644" draw:name="Rectangle 22">
          <svg:title/>
          <svg:desc/>
          <text:p text:style-name="a643" text:class-names="" text:cond-style-name=""><text:span text:style-name="a641" text:class-names="">X Road</text:span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83102in" svg:y="5.43532in" svg:width="2.16667in" svg:height="0.53704in" draw:id="id85" draw:style-name="a648" draw:name="Rectangle 27">
          <svg:title/>
          <svg:desc/>
          <text:p text:style-name="a647" text:class-names="" text:cond-style-name=""><text:span text:style-name="a645" text:class-names="">Cl124</text:span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565in" svg:y="5.43532in" svg:width="2.16667in" svg:height="0.53704in" draw:id="id86" draw:style-name="a652" draw:name="Rectangle 28">
          <svg:title/>
          <svg:desc/>
          <text:p text:style-name="a651" text:class-names="" text:cond-style-name=""><text:span text:style-name="a649" text:class-names="">Care home</text:span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232in" svg:y="5.43532in" svg:width="2.16667in" svg:height="0.53704in" draw:id="id87" draw:style-name="a657" draw:name="Rectangle 29">
          <svg:title/>
          <svg:desc/>
          <text:p text:style-name="a656" text:class-names="" text:cond-style-name=""><text:span text:style-name="a653" text:class-names="">Y</text:span><text:span text:style-name="a654" text:class-names=""><text:s text:c="1"/>Road</text:span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5185in" svg:y="2.13889in" svg:width="2.16667in" svg:height="0.53704in" draw:id="id88" draw:style-name="a661" draw:name="Rectangle 30">
          <svg:title/>
          <svg:desc/>
          <text:p text:style-name="a660" text:class-names="" text:cond-style-name=""><text:span text:style-name="a658" text:class-names="">Role</text:span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5185in" svg:y="2.67592in" svg:width="2.16667in" svg:height="0.53704in" draw:id="id89" draw:style-name="a665" draw:name="Rectangle 31">
          <svg:title/>
          <svg:desc/>
          <text:p text:style-name="a664" text:class-names="" text:cond-style-name=""><text:span text:style-name="a662" text:class-names="">Manager</text:span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669" draw:name="TextBox 33" svg:x="-0.86805in" svg:y="4.0164in" svg:width="1.9375in" svg:height="0.40391in">
          <draw:text-box>
            <text:p text:style-name="a668" text:class-names="" text:cond-style-name=""><text:span text:style-name="a666" text:class-names="">Client Locations</text:span><text:span text:style-name="a667" text:class-names=""/></text:p>
          </draw:text-box>
          <svg:title/>
          <svg:desc/>
        </draw:frame>
        <draw:frame draw:id="id91" draw:style-name="a673" draw:name="TextBox 34" svg:x="0.77546in" svg:y="1.71296in" svg:width="1.9375in" svg:height="0.40391in">
          <draw:text-box>
            <text:p text:style-name="a672" text:class-names="" text:cond-style-name=""><text:span text:style-name="a670" text:class-names="">Client Locations</text:span><text:span text:style-name="a671" text:class-names=""/></text:p>
          </draw:text-box>
          <svg:title/>
          <svg:desc/>
        </draw:frame>
        <draw:custom-shape svg:x="8.02778in" svg:y="4.36125in" svg:width="2.16667in" svg:height="0.53704in" draw:id="id92" draw:style-name="a677" draw:name="Rectangle 35">
          <svg:title/>
          <svg:desc/>
          <text:p text:style-name="a676" text:class-names="" text:cond-style-name=""><text:span text:style-name="a674" text:class-names="">Client ID</text:span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9444in" svg:y="4.36125in" svg:width="2.16667in" svg:height="0.53704in" draw:id="id93" draw:style-name="a681" draw:name="Rectangle 36">
          <svg:title/>
          <svg:desc/>
          <text:p text:style-name="a680" text:class-names="" text:cond-style-name=""><text:span text:style-name="a678" text:class-names="">Name</text:span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36111in" svg:y="4.36125in" svg:width="2.16667in" svg:height="0.53704in" draw:id="id94" draw:style-name="a685" draw:name="Rectangle 37">
          <svg:title/>
          <svg:desc/>
          <text:p text:style-name="a684" text:class-names="" text:cond-style-name=""><text:span text:style-name="a682" text:class-names="">Role</text:span><text:span text:style-name="a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2778in" svg:y="4.89829in" svg:width="2.16667in" svg:height="0.53704in" draw:id="id95" draw:style-name="a689" draw:name="Rectangle 38">
          <svg:title/>
          <svg:desc/>
          <text:p text:style-name="a688" text:class-names="" text:cond-style-name=""><text:span text:style-name="a686" text:class-names="">Cl123</text:span><text:span text:style-name="a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9444in" svg:y="4.89828in" svg:width="2.16667in" svg:height="0.53704in" draw:id="id96" draw:style-name="a693" draw:name="Rectangle 39">
          <svg:title/>
          <svg:desc/>
          <text:p text:style-name="a692" text:class-names="" text:cond-style-name=""><text:span text:style-name="a690" text:class-names="">Nigel</text:span><text:span text:style-name="a6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36111in" svg:y="4.89828in" svg:width="2.16667in" svg:height="0.53704in" draw:id="id97" draw:style-name="a697" draw:name="Rectangle 40">
          <svg:title/>
          <svg:desc/>
          <text:p text:style-name="a696" text:class-names="" text:cond-style-name=""><text:span text:style-name="a694" text:class-names="">Manager</text:span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537in" svg:y="4.36125in" svg:width="1.60648in" svg:height="0.53704in" draw:id="id98" draw:style-name="a701" draw:name="Rectangle 41">
          <svg:title/>
          <svg:desc/>
          <text:p text:style-name="a700" text:class-names="" text:cond-style-name=""><text:span text:style-name="a698" text:class-names="">ccID</text:span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9444in" svg:y="5.43532in" svg:width="2.16667in" svg:height="0.53704in" draw:id="id99" draw:style-name="a706" draw:name="Rectangle 42">
          <svg:title/>
          <svg:desc/>
          <text:p text:style-name="a705" text:class-names="" text:cond-style-name=""><text:span text:style-name="a702" text:class-names="">Ya</text:span><text:span text:style-name="a703" text:class-names="">s</text:span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36111in" svg:y="5.43532in" svg:width="2.16667in" svg:height="0.53704in" draw:id="id100" draw:style-name="a711" draw:name="Rectangle 43">
          <svg:title/>
          <svg:desc/>
          <text:p text:style-name="a710" text:class-names="" text:cond-style-name=""><text:span text:style-name="a707" text:class-names="">CE</text:span><text:span text:style-name="a708" text:class-names="">O</text:span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715" draw:name="TextBox 44" svg:x="7.99074in" svg:y="4.0164in" svg:width="1.9375in" svg:height="0.40391in">
          <draw:text-box>
            <text:p text:style-name="a714" text:class-names="" text:cond-style-name=""><text:span text:style-name="a712" text:class-names="">Client Contact</text:span><text:span text:style-name="a713" text:class-names=""/></text:p>
          </draw:text-box>
          <svg:title/>
          <svg:desc/>
        </draw:frame>
        <draw:custom-shape svg:x="8.03704in" svg:y="5.43532in" svg:width="2.16667in" svg:height="0.53704in" draw:id="id102" draw:style-name="a719" draw:name="Rectangle 45">
          <svg:title/>
          <svg:desc/>
          <text:p text:style-name="a718" text:class-names="" text:cond-style-name=""><text:span text:style-name="a716" text:class-names="">Cl123</text:span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537in" svg:y="4.89828in" svg:width="1.60648in" svg:height="0.53704in" draw:id="id103" draw:style-name="a723" draw:name="Rectangle 47">
          <svg:title/>
          <svg:desc/>
          <text:p text:style-name="a722" text:class-names="" text:cond-style-name=""><text:span text:style-name="a720" text:class-names="">1</text:span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6296in" svg:y="5.43531in" svg:width="1.60648in" svg:height="0.53704in" draw:id="id104" draw:style-name="a727" draw:name="Rectangle 48">
          <svg:title/>
          <svg:desc/>
          <text:p text:style-name="a726" text:class-names="" text:cond-style-name=""><text:span text:style-name="a724" text:class-names="">2</text:span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728" draw:master-page-name="Master1-Layout7-blank-Blank" presentation:presentation-page-layout-name="Master1-PPL7" draw:id="Slide-259">
        <draw:custom-shape svg:x="1.26852in" svg:y="0.90741in" svg:width="4.73148in" svg:height="0.7037in" draw:id="id105" draw:style-name="a732" draw:name="Rectangle 1">
          <svg:title/>
          <svg:desc/>
          <text:p text:style-name="a731" text:class-names="" text:cond-style-name=""><text:span text:style-name="a729" text:class-names="">Drop down: client</text:span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852in" svg:y="1.83333in" svg:width="4.73148in" svg:height="0.7037in" draw:id="id106" draw:style-name="a736" draw:name="Rectangle 2">
          <svg:title/>
          <svg:desc/>
          <text:p text:style-name="a735" text:class-names="" text:cond-style-name=""><text:span text:style-name="a733" text:class-names="">Drop down: Locations</text:span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852in" svg:y="2.75926in" svg:width="4.73148in" svg:height="0.7037in" draw:id="id107" draw:style-name="a741" draw:name="Rectangle 3">
          <svg:title/>
          <svg:desc/>
          <text:p text:style-name="a740" text:class-names="" text:cond-style-name=""><text:span text:style-name="a737" text:class-names="">addres</text:span><text:span text:style-name="a738" text:class-names="">s</text:span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mie pordoy</meta:initial-creator>
    <dc:creator>Jamie</dc:creator>
    <meta:creation-date>2022-01-20T15:54:12Z</meta:creation-date>
    <dc:date>2022-01-20T16:32:43Z</dc:date>
    <meta:editing-cycles>1</meta:editing-cycles>
    <meta:editing-duration>PT2310S</meta:editing-duration>
    <meta:document-statistic meta:paragraph-count="88" meta:word-count="198"/>
  </office:meta>
</office:document-meta>
</file>